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mail address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Diana</text:p>
          </table:table-cell>
          <table:table-cell office:value-type="string">
            <text:p>Chavez-Navarro</text:p>
          </table:table-cell>
          <table:table-cell office:value-type="string">
            <text:p>dchavezn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Grace</text:p>
          </table:table-cell>
          <table:table-cell office:value-type="string">
            <text:p>Cooper</text:p>
          </table:table-cell>
          <table:table-cell office:value-type="string">
            <text:p>gcooper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Zack</text:p>
          </table:table-cell>
          <table:table-cell office:value-type="string">
            <text:p>Duhala</text:p>
          </table:table-cell>
          <table:table-cell office:value-type="string">
            <text:p>zduhala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Juan</text:p>
          </table:table-cell>
          <table:table-cell office:value-type="string">
            <text:p>Estrada</text:p>
          </table:table-cell>
          <table:table-cell office:value-type="string">
            <text:p>jestrad6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Jusraunaq</text:p>
          </table:table-cell>
          <table:table-cell office:value-type="string">
            <text:p>Farmahan</text:p>
          </table:table-cell>
          <table:table-cell office:value-type="string">
            <text:p>jfarmaha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Mateo</text:p>
          </table:table-cell>
          <table:table-cell office:value-type="string">
            <text:p>Gomez</text:p>
          </table:table-cell>
          <table:table-cell office:value-type="string">
            <text:p>mgomez6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Elise</text:p>
          </table:table-cell>
          <table:table-cell office:value-type="string">
            <text:p>Hansen</text:p>
          </table:table-cell>
          <table:table-cell office:value-type="string">
            <text:p>ehansen1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Wyatt</text:p>
          </table:table-cell>
          <table:table-cell office:value-type="string">
            <text:p>Killien</text:p>
          </table:table-cell>
          <table:table-cell office:value-type="string">
            <text:p>wkillien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Kyle</text:p>
          </table:table-cell>
          <table:table-cell office:value-type="string">
            <text:p>Miller</text:p>
          </table:table-cell>
          <table:table-cell office:value-type="string">
            <text:p>kmiller4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Eliot</text:p>
          </table:table-cell>
          <table:table-cell office:value-type="string">
            <text:p>Moser</text:p>
          </table:table-cell>
          <table:table-cell office:value-type="string">
            <text:p>emoser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Rudy</text:p>
          </table:table-cell>
          <table:table-cell office:value-type="string">
            <text:p>Reyes</text:p>
          </table:table-cell>
          <table:table-cell office:value-type="string">
            <text:p>rreyes6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Nick</text:p>
          </table:table-cell>
          <table:table-cell office:value-type="string">
            <text:p>Reynolds</text:p>
          </table:table-cell>
          <table:table-cell office:value-type="string">
            <text:p>nreynold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Paulina</text:p>
          </table:table-cell>
          <table:table-cell office:value-type="string">
            <text:p>Valdez</text:p>
          </table:table-cell>
          <table:table-cell office:value-type="string">
            <text:p>pvaldez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Andrea</text:p>
          </table:table-cell>
          <table:table-cell office:value-type="string">
            <text:p>Wainwright</text:p>
          </table:table-cell>
          <table:table-cell office:value-type="string">
            <text:p>awainwri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Natasha</text:p>
          </table:table-cell>
          <table:table-cell office:value-type="string">
            <text:p>Waldorf</text:p>
          </table:table-cell>
          <table:table-cell office:value-type="string">
            <text:p>nwaldorf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  <table:table-row>
          <table:table-cell office:value-type="string">
            <text:p>Emma</text:p>
          </table:table-cell>
          <table:table-cell office:value-type="string">
            <text:p>Walston</text:p>
          </table:table-cell>
          <table:table-cell office:value-type="string">
            <text:p>ewalston@poets.whittier.edu</text:p>
          </table:table-cell>
          <table:table-cell office:value-type="string">
            <text:p>-</text:p>
          </table:table-cell>
          <table:table-cell office:value-type="string">
            <text:p>15983912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7.4 (Build: 20200113)</meta:generator>
    <meta:initial-creator>Jordan Hanson</meta:initial-creator>
    <meta:creation-date>2020-08-25T14:33:50</meta:creation-date>
    <meta:document-statistic meta:table-count="1" meta:cell-count="0" meta:object-count="0"/>
  </office:meta>
</office:document-meta>
</file>